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893cm" fo:margin-left="-0.191cm" table:align="left" style:writing-mode="lr-tb"/>
    </style:style>
    <style:style style:name="Table1.A" style:family="table-column">
      <style:table-column-properties style:column-width="5.271cm"/>
    </style:style>
    <style:style style:name="Table1.B" style:family="table-column">
      <style:table-column-properties style:column-width="11.62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weight="bold" style:font-weight-asian="bold"/>
    </style:style>
    <style:style style:name="P3"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able:table table:name="Table1" table:style-name="Table1">
        <table:table-column table:style-name="Table1.A"/>
        <table:table-column table:style-name="Table1.B"/>
        <table:table-row table:style-name="Table1.1">
          <table:table-cell table:style-name="Table1.A1" office:value-type="string">
            <text:p text:style-name="P1"><text:span text:style-name="T1">STUDENT NAME</text:span></text:p>
          </table:table-cell>
          <table:table-cell table:style-name="Table1.A1" office:value-type="string">
            <text:p text:style-name="P1">Zachari Cooper S175276</text:p>
          </table:table-cell>
        </table:table-row>
        <table:table-row table:style-name="Table1.1">
          <table:table-cell table:style-name="Table1.A1" office:value-type="string">
            <text:p text:style-name="P1"><text:span text:style-name="T1">PROJECT NAME</text:span></text:p>
          </table:table-cell>
          <table:table-cell table:style-name="Table1.A1" office:value-type="string">
            <text:p text:style-name="P1">Stink Ball</text:p>
          </table:table-cell>
        </table:table-row>
        <table:table-row table:style-name="Table1.1">
          <table:table-cell table:style-name="Table1.A1" office:value-type="string">
            <text:p text:style-name="P1">What do you think went well on the project.</text:p>
          </table:table-cell>
          <table:table-cell table:style-name="Table1.A1" office:value-type="string">
            <text:p text:style-name="P1">I think that we worked well in a group and had clear defined roles and had fun with the project at the same time, although we were being a bit offensive with some of our ideas we were using our creative freedom for these, and even though we had to change these ideas we still had fun seeing them through and audience reactions.</text:p>
            <text:p text:style-name="P1">We communicated a lot, although this was mostly outside of monitored areas, but we kept up with the work for the most part.</text:p>
          </table:table-cell>
        </table:table-row>
        <table:table-row table:style-name="Table1.1">
          <table:table-cell table:style-name="Table1.A1" office:value-type="string">
            <text:p text:style-name="P1">What do you think needed improvement on the project?</text:p>
          </table:table-cell>
          <table:table-cell table:style-name="Table1.A1" office:value-type="string">
            <text:p text:style-name="P1">Especially project management for this one, because of the lacking amount it was hard to total the hours up on how much time we spent and where we were.</text:p>
            <text:p text:style-name="P1">Also the theme which we chose gave us a lot of trouble throughout the project even though we enjoyed it, and I think it would have benefited both us and the project if we scrapped this idea early and moved onto another game that might have been more suitable for the brief.</text:p>
          </table:table-cell>
        </table:table-row>
        <table:table-row table:style-name="Table1.1">
          <table:table-cell table:style-name="Table1.A1" office:value-type="string">
            <text:p text:style-name="P1">What do you think of your own contribution to the project?</text:p>
          </table:table-cell>
          <table:table-cell table:style-name="Table1.A1" office:value-type="string">
            <text:p text:style-name="P1">I'm very proud of my contribution to the group in all the programming and collating of game assets within the game. Although I didn’t work on any of the art within our game, <text:s/>I was the only person who was programming and this lead to me learning a considerable amount and also spending many more hours than I would have thought on tasks, I wanted top show that I was dependable by having all work finished when it was and making sure that our game was as functional as possible.</text:p>
          </table:table-cell>
        </table:table-row>
        <table:table-row table:style-name="Table1.1">
          <table:table-cell table:style-name="Table1.A1" office:value-type="string">
            <text:p text:style-name="P1"><text:span text:style-name="T1">OVERVIEW</text:span></text:p>
          </table:table-cell>
          <table:table-cell table:style-name="Table1.A1" office:value-type="string">
            <text:p text:style-name="P1"/>
          </table:table-cell>
        </table:table-row>
        <table:table-row table:style-name="Table1.1">
          <table:table-cell table:style-name="Table1.A1" office:value-type="string">
            <text:p text:style-name="P1"><text:span text:style-name="T1">Thinking about the project you have worked on this year, what are the important lessons that you will take away from the experience for your next group project?</text:span></text:p>
            <text:p text:style-name="P2"/>
            <text:p text:style-name="P2"/>
          </table:table-cell>
          <table:table-cell table:style-name="Table1.A1" office:value-type="string">
            <text:p text:style-name="P1">I will make sure to give myself plenty more time for tasks when it comes to programming using blueprint if it ever comes up again as it takes a lot more time than I thought before to get the work to a point of where it needs to before being efficient.</text:p>
            <text:p text:style-name="P1">I have learn A significant amount about blueprint code and logic, mostly through times of getting a certain object or setting wrong and having to spend some time fixing it, but I expected this as it was my first time programming a game of this level within blueprint as opposed to hobby projects that might not have the same level as polish or mechanics that are required.</text:p>
          </table:table-cell>
        </table:table-row>
      </table:table>
      <text:p text:style-name="Standard"/>
      <text:p text:style-name="List_20_Paragraph">Asset List -</text:p>
      <text:p text:style-name="List_20_Paragraph">Design Masterclass Group 7- StinkBall\Group-7-DesignMasterClass\StinkBall</text:p>
      <text:p text:style-name="List_20_Paragraph">Anything within this file that counts as Blueprint Code, this includes widgets and other items.</text:p>
      <text:p text:style-name="List_20_Paragraph">Game Mode,</text:p>
      <text:p text:style-name="List_20_Paragraph">Level Blueprint</text:p>
      <text:p text:style-name="List_20_Paragraph">Build within the upper files.</text:p>
      <text:p text:style-name="List_20_Paragraph">I created everything within the games files besides the art which was produced by my other group m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es</meta:initial-creator>
    <dc:creator>Games</dc:creator>
    <meta:editing-cycles>5</meta:editing-cycles>
    <meta:creation-date>2016-09-08T14:01:00</meta:creation-date>
    <dc:date>2018-04-25T10:56:00</dc:date>
    <meta:editing-duration>PT3S</meta:editing-duration>
    <meta:generator>OpenOffice/4.0.1$Win32 OpenOffice.org_project/401m5$Build-9714</meta:generator>
    <meta:document-statistic meta:table-count="1" meta:image-count="0" meta:object-count="0" meta:page-count="1" meta:paragraph-count="23" meta:word-count="492" meta:character-count="2690"/>
    <meta:user-defined meta:name="AppVersion">12.0000</meta:user-defined>
    <meta:user-defined meta:name="Company">University Campus Suffol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